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Standard">
      <style:text-properties officeooo:rsid="0095ba30" officeooo:paragraph-rsid="0095ba30"/>
    </style:style>
    <style:style style:name="P105" style:family="paragraph" style:parent-style-name="Standard">
      <style:text-properties officeooo:rsid="009e1604" officeooo:paragraph-rsid="009e1604"/>
    </style:style>
    <style:style style:name="P106" style:family="paragraph" style:parent-style-name="Standard">
      <style:text-properties officeooo:rsid="009e1604" officeooo:paragraph-rsid="009fe82f"/>
    </style:style>
    <style:style style:name="P107" style:family="paragraph" style:parent-style-name="Standard">
      <style:text-properties officeooo:rsid="00a57723" officeooo:paragraph-rsid="009fe82f"/>
    </style:style>
    <style:style style:name="P108" style:family="paragraph" style:parent-style-name="Standard">
      <style:text-properties officeooo:rsid="00a7c636" officeooo:paragraph-rsid="00a7c636"/>
    </style:style>
    <style:style style:name="P109" style:family="paragraph" style:parent-style-name="Preformatted_20_Text" style:list-style-name="L1"/>
    <style:style style:name="P110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1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2" style:family="paragraph" style:parent-style-name="Preformatted_20_Text" style:list-style-name="L1">
      <style:paragraph-properties style:writing-mode="lr-tb"/>
    </style:style>
    <style:style style:name="P11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14" style:family="paragraph" style:parent-style-name="Standard">
      <style:text-properties officeooo:rsid="00a7c636" officeooo:paragraph-rsid="00a7c636"/>
    </style:style>
    <style:style style:name="P115" style:family="paragraph" style:parent-style-name="Standard">
      <style:text-properties officeooo:rsid="00abc715" officeooo:paragraph-rsid="00abc715"/>
    </style:style>
    <style:style style:name="P116" style:family="paragraph" style:parent-style-name="Standard">
      <style:text-properties officeooo:rsid="00adf14e" officeooo:paragraph-rsid="00adf14e"/>
    </style:style>
    <style:style style:name="P117" style:family="paragraph" style:parent-style-name="Text_20_body" style:list-style-name="L1"/>
    <style:style style:name="P11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7"><text:span text:style-name="Strong_20_Emphasis">Edite o arquivo de configuração</text:span> para incluir um virtual host específico para o projeto. Por exemplo, adicione algo assim:</text:p>
          <text:p text:style-name="P110"><text:span text:style-name="Source_20_Text">&lt;VirtualHost *:80&gt;</text:span></text:p>
          <text:p text:style-name="P112"><text:span text:style-name="Source_20_Text"><text:s text:c="4"/>DocumentRoot "C:/laragon/www/joão ribeiro/Laravel 11 Framework, Ecossistema e Projetos Web/notes/public"</text:span></text:p>
          <text:p text:style-name="P112"><text:span text:style-name="Source_20_Text"><text:s text:c="4"/>ServerName notes.test</text:span></text:p>
          <text:p text:style-name="P112"><text:span text:style-name="Source_20_Text"><text:s text:c="4"/>&lt;Directory "C:/laragon/www/joão ribeiro/Laravel 11 Framework, Ecossistema e Projetos Web/notes/public"&gt;</text:span></text:p>
          <text:p text:style-name="P112"><text:span text:style-name="Source_20_Text"><text:s text:c="8"/>AllowOverride All</text:span></text:p>
          <text:p text:style-name="P112"><text:span text:style-name="Source_20_Text"><text:s text:c="8"/>Require all granted</text:span></text:p>
          <text:p text:style-name="P112"><text:span text:style-name="Source_20_Text"><text:s text:c="4"/>&lt;/Directory&gt;</text:span></text:p>
          <text:p text:style-name="P113"><text:span text:style-name="Source_20_Text">&lt;/VirtualHost&gt;</text:span></text:p>
        </text:list-item>
        <text:list-item>
          <text:p text:style-name="P117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8">Abra o arquivo <text:span text:style-name="Source_20_Text">C:\Windows\System32\drivers\etc\hosts</text:span> como administrador.</text:p>
            </text:list-item>
            <text:list-item>
              <text:p text:style-name="P117">Adicione a linha abaixo no final do arquivo:</text:p>
              <text:p text:style-name="P109">Copiar código</text:p>
              <text:p text:style-name="P111"><text:span text:style-name="Source_20_Text">127.0.0.1 notes.test</text:span></text:p>
            </text:list-item>
          </text:list>
        </text:list-item>
        <text:list-item>
          <text:p text:style-name="P11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04">79-<text:span text:style-name="T259">consolidação sobre Controllers </text:span></text:p>
      <text:p text:style-name="P104">-<text:span text:style-name="T260">O padrão é sempre apontar uma route para um Controller, e consequentemente para uma function <text:tab/>desta.</text:span></text:p>
      <text:p text:style-name="P104">-<text:span text:style-name="T260">O controller é uma class PHP, a qual contém seus respectivos métodos (funções)</text:span></text:p>
      <text:p text:style-name="P104">-<text:span text:style-name="T261">O papel do controller geralmente é receber as request (requisições), processar e devolver uma <text:tab/>response (resposta)</text:span></text:p>
      <text:p text:style-name="P104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4"/>
      <text:p text:style-name="P105">80-Single Action Controller e Resource Controller </text:p>
      <text:p text:style-name="P106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6">-<text:span text:style-name="T264">Ele pode ter seus private functions também e escutado pelo método __invoke principal </text:span></text:p>
      <text:p text:style-name="P106">-<text:span text:style-name="T265">Quando for criar uma route para este, não há necessidade de criar o array com controller e método, <text:tab/>pois por padrão ele chamará o método public único deste controller.</text:span></text:p>
      <text:p text:style-name="P106">-<text:span text:style-name="T267">RESOURCE CONTROLLER é o controller que quando criado, cria automaticamente vários <text:tab/>métodos básicos como: index, edit, update, show e delete.</text:span></text:p>
      <text:p text:style-name="P107"><text:tab/>ex: php artisan make:controller UserController –resource</text:p>
      <text:p text:style-name="P106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6"/>
      <text:p text:style-name="P108">81-controllers e subpastas </text:p>
      <text:p text:style-name="P108">-<text:span text:style-name="T270">é a possibilidade de organizar os controllers dentro de subpastas, dentro da pasta Controllers </text:span></text:p>
      <text:p text:style-name="P108"><text:tab/><text:span text:style-name="T271">ex:criando o controller já dentro da pastas admin: php artisan make:controller <text:tab/>admin/AdminController</text:span></text:p>
      <text:p text:style-name="P108"/>
      <text:p text:style-name="P115">82-para que serve o controller criado pelo laravel </text:p>
      <text:p text:style-name="P115">-<text:span text:style-name="T272">a class principal Controller, quando nela criado um método, este então fica disponível para todos os <text:tab/>demais Controllers que venham a ser criados.</text:span></text:p>
      <text:p text:style-name="P115"/>
      <text:p text:style-name="P116">83-</text:p>
      <text:p text:style-name="P108"/>
      <text:p text:style-name="P108"/>
      <text:p text:style-name="P106"/>
      <text:p text:style-name="P106"/>
      <text:p text:style-name="P104"/>
      <text:p text:style-name="P75"/>
      <text:p text:style-name="P72"><text:soft-page-break/></text:p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3T15:28:00.338000000</dc:date>
    <meta:editing-duration>PT16H42M36S</meta:editing-duration>
    <meta:editing-cycles>143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42" meta:word-count="3921" meta:character-count="25443" meta:non-whitespace-character-count="21190"/>
  </office:meta>
</office:document-meta>
</file>